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599e6" officeooo:paragraph-rsid="001599e6"/>
    </style:style>
    <style:style style:name="P2" style:family="paragraph" style:parent-style-name="Standard">
      <style:text-properties style:text-underline-style="none" officeooo:rsid="0009568d" officeooo:paragraph-rsid="001599e6"/>
    </style:style>
    <style:style style:name="P3" style:family="paragraph" style:parent-style-name="Standard" style:list-style-name="L2">
      <style:text-properties style:text-underline-style="none" officeooo:rsid="0015de59" officeooo:paragraph-rsid="0015de59"/>
    </style:style>
    <style:style style:name="T1" style:family="text">
      <style:text-properties style:text-underline-style="none"/>
    </style:style>
    <style:style style:name="T2" style:family="text">
      <style:text-properties officeooo:rsid="000a30ab"/>
    </style:style>
    <style:style style:name="T3" style:family="text">
      <style:text-properties officeooo:rsid="000c14a1"/>
    </style:style>
    <style:style style:name="T4" style:family="text">
      <style:text-properties officeooo:rsid="000cdbb8"/>
    </style:style>
    <style:style style:name="T5" style:family="text">
      <style:text-properties officeooo:rsid="000dfac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 of Networking Features</text:p>
      <text:p text:style-name="P1"><text:span text:style-name="T1"/></text:p>
      <text:p text:style-name="P2">The networking features that I applied in this program was the Java socket class, <text:span text:style-name="T2">with the connect method to connect to the server, </text:span>the Java server socket class, <text:span text:style-name="T2">with the accept method to accept connections. I also </text:span><text:span text:style-name="T3">created an inner class inside my server class that implements the runnable class to allow the server to be multi-threaded. For the communication between the client and the server I utilized the buffered reader and buffered writer, </text:span><text:span text:style-name="T4">typically the things that were sent across the network were either Strings or integers.</text:span><text:span text:style-name="T3"> </text:span><text:span text:style-name="T5">Now that we have listed our network features our next step is to talk about the design process.</text:span></text:p>
      <text:p text:style-name="P2"/>
      <text:p text:style-name="P1">Timeline of Work</text:p>
      <text:p text:style-name="P1"/>
      <text:list xml:id="list62708356" text:style-name="L2">
        <text:list-item>
          <text:p text:style-name="P3">5 hours researching the games</text:p>
        </text:list-item>
        <text:list-item>
          <text:p text:style-name="P3">15 hours designing the GUI’s on paper, designing the GUI’s in software, implementing the GUI’s and fixing any issues</text:p>
        </text:list-item>
        <text:list-item>
          <text:p text:style-name="P3">15 hours working on the server (this includes multiple restarts)</text:p>
        </text:list-item>
        <text:list-item>
          <text:p text:style-name="P3">10 hours working on the client-server connection</text:p>
        </text:list-item>
        <text:list-item>
          <text:p text:style-name="P3">5 hours researching and trying possible bug fixes</text:p>
        </text:list-item>
        <text:list-item>
          <text:p text:style-name="P3">6 hours creating this document / paper / presentation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5T14:01:48.377661639</meta:creation-date>
    <dc:date>2021-04-15T14:17:10.729199872</dc:date>
    <meta:editing-duration>PT5M12S</meta:editing-duration>
    <meta:editing-cycles>1</meta:editing-cycles>
    <meta:document-statistic meta:table-count="0" meta:image-count="0" meta:object-count="0" meta:page-count="1" meta:paragraph-count="9" meta:word-count="177" meta:character-count="1037" meta:non-whitespace-character-count="875"/>
    <meta:generator>LibreOffice/7.0.5.2$Linux_X86_64 LibreOffice_project/00$Build-2</meta:generator>
  </office:meta>
</office:document-meta>
</file>